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612a"/>
    </style:style>
    <style:style style:name="T58" style:family="text">
      <style:text-properties officeooo:rsid="0352ef6a"/>
    </style:style>
    <style:style style:name="T59" style:family="text">
      <style:text-properties officeooo:rsid="035465f0"/>
    </style:style>
    <style:style style:name="T60" style:family="text">
      <style:text-properties officeooo:rsid="0356c528"/>
    </style:style>
    <style:style style:name="T61" style:family="text">
      <style:text-properties officeooo:rsid="0357d7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8">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8">and we both had</text:span> Coke<text:span text:style-name="T5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8">o</text:span>me plums, two hop waters, a banana, drove down. She had told Melissa she was no longer on the Eulogy gig and Meliss was very upset <text:span text:style-name="T5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8">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59">space</text:span> for me. Hannah said, “<text:span text:style-name="T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1">p</text:span>acked my bag full of snacks and wrote, d1043.</text:p>
      <text:p text:style-name="P60"/>
      <text:p text:style-name="P61">. . .</text:p>
      <text:p text:style-name="P60"/>
      <text:p text:style-name="P62">I drove to the shed and was the first one there, went inside, talked with Scott about h<text:span text:style-name="T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0">Scott just sent some photos and a list of tunes, d845:</text:span></text:p>
      <text:p text:style-name="P62"/>
      <text:p text:style-name="P63">Constellation</text:p>
      <text:p text:style-name="P63">Say Man</text:p>
      <text:p text:style-name="P63">Mtn Lion</text:p>
      <text:p text:style-name="P63">Dark Horse</text:p>
      <text:p text:style-name="P63">Sophia</text:p>
      <text:p text:style-name="P63">Almost the One</text:p>
      <text:p text:style-name="P63">S.O.S</text:p>
      <text:p text:style-name="P63">Power</text:p>
      <text:p text:style-name="P63">Perpetual</text:p>
      <text:p text:style-name="P63">Bobby Love</text:p>
      <text:p text:style-name="P63">Heart N’ Split</text:p>
      <text:p text:style-name="P63">The Corner</text:p>
      <text:p text:style-name="P63">Back to the Sun</text:p>
      <text:p text:style-name="P63">The Get Down</text:p>
      <text:p text:style-name="P63">We Way</text:p>
      <text:p text:style-name="P63">Only Ever</text:p>
      <text:p text:style-name="P63">One Good Reason</text:p>
      <text:p text:style-name="P63">Bridge</text:p>
      <text:p text:style-name="P63">Mtn Dew</text:p>
      <text:p text:style-name="P63">Time on Time</text:p>
      <text:p text:style-name="P63">Haunted</text:p>
      <text:p text:style-name="P63">Just a Little Longer</text:p>
      <text:p text:style-name="P63">Odet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5T21:44:45.388258796</dc:date>
    <meta:editing-duration>P71DT21H57M18S</meta:editing-duration>
    <meta:editing-cycles>723</meta:editing-cycles>
    <meta:generator>LibreOffice/24.2.5.2$MacOSX_X86_64 LibreOffice_project/bffef4ea93e59bebbeaf7f431bb02b1a39ee8a59</meta:generator>
    <meta:print-date>2024-11-15T21:38:47.983727398</meta:print-date>
    <meta:document-statistic meta:table-count="0" meta:image-count="0" meta:object-count="0" meta:page-count="53" meta:paragraph-count="210" meta:word-count="8907" meta:character-count="47047" meta:non-whitespace-character-count="38174"/>
  </office:meta>
</office:document-meta>
</file>